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640c" officeooo:paragraph-rsid="0009640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9640c" officeooo:paragraph-rsid="0009640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04c1c" officeooo:paragraph-rsid="00104c1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9640c" officeooo:paragraph-rsid="0009640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ab7d" officeooo:paragraph-rsid="000aab7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c117" officeooo:paragraph-rsid="0014c117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aab7d" officeooo:paragraph-rsid="000aab7d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bec4d" officeooo:paragraph-rsid="000bec4d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e2e7f" officeooo:paragraph-rsid="000e2e7f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04c1c" officeooo:paragraph-rsid="00104c1c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1df36" officeooo:paragraph-rsid="0011df36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1df36" officeooo:paragraph-rsid="00124cf8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24cf8" officeooo:paragraph-rsid="00124cf8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7caaf" officeooo:paragraph-rsid="0017caaf" style:font-size-asian="10.5pt" style:font-size-complex="12pt"/>
    </style:style>
    <style:style style:name="T1" style:family="text">
      <style:text-properties officeooo:rsid="000bec4d"/>
    </style:style>
    <style:style style:name="T2" style:family="text">
      <style:text-properties officeooo:rsid="00100b54"/>
    </style:style>
    <style:style style:name="T3" style:family="text">
      <style:text-properties officeooo:rsid="00124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Uday Pratap Singh</text:p>
      <text:p text:style-name="P6">Batch: S6</text:p>
      <text:p text:style-name="P6">Roll Number: 7259</text:p>
      <text:p text:style-name="P3">ASSIGNMENT</text:p>
      <text:p text:style-name="P2"><text:span text:style-name="T2">Comparision of </text:span>Searching Algorithms</text:p>
      <text:p text:style-name="P2"/>
      <text:p text:style-name="P5">List = [</text:p>
      <text:p text:style-name="P5">3, 8, 14, 19, 22, 27, 33, 39, 42, 48, <text:s/></text:p>
      <text:p text:style-name="P5">52, 57, 61, 67, 72, 78, 84, 89, 95, 100, <text:s/></text:p>
      <text:p text:style-name="P5">105, 111, 116, 121, 127, 132, 138, 144, 150, 156, <text:s/></text:p>
      <text:p text:style-name="P5">161, 167, 173, 179, 185, 190, 196, 202, 208, 214, </text:p>
      <text:p text:style-name="P5">220, 226, 232, 238, 244, 250, 257, 263, 269, 275, <text:s/></text:p>
      <text:p text:style-name="P5">281, 287, 293, 299, 305, 311, 317, 323, 329, 336, <text:s/></text:p>
      <text:p text:style-name="P5">342, 349, 355, 362, 369, 376, 383, 390, 397, 404, <text:s/></text:p>
      <text:p text:style-name="P5">411, 418, 425, 432, 439, 446, 453, 460, 467, 474, <text:s/></text:p>
      <text:p text:style-name="P5">481, 488, 495, 502, 509, 516, 523, 530, 537, 544, <text:s/></text:p>
      <text:p text:style-name="P5">551, 558, 565, 572, 579, 586, 593, 600, 607, 614</text:p>
      <text:p text:style-name="P5">]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8">Key</text:p>
          </table:table-cell>
          <table:table-cell table:style-name="Table1.A1" office:value-type="string">
            <text:p text:style-name="P8">No. of comparisions in linear search</text:p>
          </table:table-cell>
          <table:table-cell table:style-name="Table1.A1" office:value-type="string">
            <text:p text:style-name="P8">No. of comparisions in binary search</text:p>
          </table:table-cell>
          <table:table-cell table:style-name="Table1.D1" office:value-type="string">
            <text:p text:style-name="P8">No. of comparisions in Fibonacci search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100 <text:span text:style-name="T3">(Not Found)</text:span></text:p>
          </table:table-cell>
          <table:table-cell table:style-name="Table1.A2" office:value-type="string">
            <text:p text:style-name="P13">6 <text:span text:style-name="T3">(Not Found)</text:span>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6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5">57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<text:span text:style-name="T1">5</text:span></text:p>
          </table:table-cell>
          <table:table-cell table:style-name="Table1.A2" office:value-type="string">
            <text:p text:style-name="P10">21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2<text:span text:style-name="T1">08</text:span></text:p>
          </table:table-cell>
          <table:table-cell table:style-name="Table1.A2" office:value-type="string">
            <text:p text:style-name="P10">39</text:p>
          </table:table-cell>
          <table:table-cell table:style-name="Table1.A2" office:value-type="string">
            <text:p text:style-name="P10">7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329</text:p>
          </table:table-cell>
          <table:table-cell table:style-name="Table1.A2" office:value-type="string">
            <text:p text:style-name="P10">59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460</text:p>
          </table:table-cell>
          <table:table-cell table:style-name="Table1.A2" office:value-type="string">
            <text:p text:style-name="P10">78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37</text:p>
          </table:table-cell>
          <table:table-cell table:style-name="Table1.A2" office:value-type="string">
            <text:p text:style-name="P10">89</text:p>
          </table:table-cell>
          <table:table-cell table:style-name="Table1.A2" office:value-type="string">
            <text:p text:style-name="P10">6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586</text:p>
          </table:table-cell>
          <table:table-cell table:style-name="Table1.A2" office:value-type="string">
            <text:p text:style-name="P10">96</text:p>
          </table:table-cell>
          <table:table-cell table:style-name="Table1.A2" office:value-type="string">
            <text:p text:style-name="P10">7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614</text:p>
          </table:table-cell>
          <table:table-cell table:style-name="Table1.A2" office:value-type="string">
            <text:p text:style-name="P10">100</text:p>
          </table:table-cell>
          <table:table-cell table:style-name="Table1.A2" office:value-type="string">
            <text:p text:style-name="P10">7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680</text:p>
          </table:table-cell>
          <table:table-cell table:style-name="Table1.A2" office:value-type="string">
            <text:p text:style-name="P14">100 (Not Found)</text:p>
          </table:table-cell>
          <table:table-cell table:style-name="Table1.A2" office:value-type="string">
            <text:p text:style-name="P14">7 (Not Found)</text:p>
          </table:table-cell>
          <table:table-cell table:style-name="Table1.D2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8:55:14.483572126</meta:creation-date>
    <dc:date>2024-07-19T10:05:39.831565296</dc:date>
    <meta:editing-duration>PT49M2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1" meta:paragraph-count="54" meta:word-count="178" meta:character-count="813" meta:non-whitespace-character-count="672"/>
  </office:meta>
</office:document-meta>
</file>